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doce</text:span></text:span><text:span text:style-name="Fuente_20_de_20_párrafo_20_predeter."><text:span text:style-name="T14"> </text:span></text:span><text:span text:style-name="Fuente_20_de_20_párrafo_20_predeter."><text:span text:style-name="T16">(12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May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NALISTA DE ADMINISTRACIÓN AUXILIAR II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SERGIO GONZALO ZABALETA MORA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5626983</text:span></text:span><text:span text:style-name="Fuente_20_de_20_párrafo_20_predeter."><text:span text:style-name="T4">,actuando en su carácter de </text:span></text:span><text:span text:style-name="Fuente_20_de_20_párrafo_20_predeter."><text:span text:style-name="T3">JEFE DE LA DIVISIÓN DE TELEMATICA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doce </text:span></text:span><text:span text:style-name="Fuente_20_de_20_párrafo_20_predeter."><text:span text:style-name="T20">(12)</text:span></text:span><text:span text:style-name="Fuente_20_de_20_párrafo_20_predeter."><text:span text:style-name="T8"> del mes de </text:span></text:span><text:span text:style-name="Fuente_20_de_20_párrafo_20_predeter."><text:span text:style-name="T21">May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MATERIALES PARA EQUIPOS DE COMPUTACION-CRIMPIADORA RJ11 Y RJ45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HERRAMIENTAS MENORES, CUCHILLERIA Y ARTICULOS GENERALES-CAJA DE HERRAMIENTAS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HERRAMIENTAS MENORES, CUCHILLERIA Y ARTICULOS GENERALES-JUEGO DE DESTORNILLADORES ESTRELL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0.00</text:p>
          </table:table-cell>
          <table:table-cell table:style-name="Tabla2.A1" office:value-type="string">
            <text:p text:style-name="P17">MATERIALES PARA EQUIPOS DE COMPUTACION-CAJETINES SUPERFICIALES DOBLES CON COUPLERRJ45</text:p>
            <text:p text:style-name="P17">Observación: </text:p>
          </table:table-cell>
          <table:table-cell table:style-name="Tabla2.C1" office:value-type="string">
            <text:p text:style-name="P19">3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MATERIALES PARA EQUIPOS DE COMPUTACION-KIT PROBADOR/GENERADORDE TONO (CHICHARRA)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70.00</text:p>
          </table:table-cell>
          <table:table-cell table:style-name="Tabla2.A1" office:value-type="string">
            <text:p text:style-name="P17">MATERIALES PARA EQUIPOS DE COMPUTACION-CAJETINES SUPERFICIALES SIMPLES CON COUPLERRJ45</text:p>
            <text:p text:style-name="P17">Observación: </text:p>
          </table:table-cell>
          <table:table-cell table:style-name="Tabla2.C1" office:value-type="string">
            <text:p text:style-name="P19">7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.00</text:p>
          </table:table-cell>
          <table:table-cell table:style-name="Tabla2.A1" office:value-type="string">
            <text:p text:style-name="P17">MATERIALES PARA EQUIPOS DE COMPUTACION-CONECTORES R45 CAT 5E CON BOTAS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</text:p>
          </table:table-cell>
          <table:table-cell table:style-name="Tabla2.A1" office:value-type="string">
            <text:p text:style-name="P17">BIENES DE COMPUTACION-SWITCH DE 24 PUERTOS RACKEABLE 10/100/1000 MBPS</text:p>
            <text:p text:style-name="P17">Observación: </text:p>
          </table:table-cell>
          <table:table-cell table:style-name="Tabla2.C1" office:value-type="string">
            <text:p text:style-name="P19">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.00</text:p>
          </table:table-cell>
          <table:table-cell table:style-name="Tabla2.A1" office:value-type="string">
            <text:p text:style-name="P17">MATERIALES PARA EQUIPOS DE COMPUTACION-PATCH PANEL CATEGORIA 5E 48 PUERTOS RACKEABLE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.00</text:p>
          </table:table-cell>
          <table:table-cell table:style-name="Tabla2.A1" office:value-type="string">
            <text:p text:style-name="P17">MATERIALES PARA EQUIPOS DE COMPUTACION-CABLE PACH CORD BNC-BNC 0.50CM (MACHO/MACHO)</text:p>
            <text:p text:style-name="P17">Observación: </text:p>
          </table:table-cell>
          <table:table-cell table:style-name="Tabla2.C1" office:value-type="string">
            <text:p text:style-name="P19">2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BIENES DE COMPUTACION-TARJETA CAPTURADORA DE VIDEO MODELO GV8000 CON SOFTWARE COMPATIBLE PARA 32 CANALES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SMART COMPU SYSTEMS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doce</text:span></text:span><text:span text:style-name="T9"> de </text:span><text:span text:style-name="Fuente_20_de_20_párrafo_20_predeter."><text:span text:style-name="T22">May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NALISTA DE ADMINISTRACIÓN AUXILIAR II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SERGIO GONZALO ZABALETA MORA</text:p>
            <text:p text:style-name="P12">JEFE DE LA DIVISIÓN DE TELEMATICA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